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 Sans" fo:font-size="12pt" fo:language="es" fo:country="ES" officeooo:rsid="00100737" officeooo:paragraph-rsid="00100737" style:font-size-asian="12pt" style:font-size-complex="12pt"/>
    </style:style>
    <style:style style:name="P2" style:family="paragraph" style:parent-style-name="Standard">
      <style:text-properties style:font-name="Open Sans" fo:font-size="12pt" fo:language="es" fo:country="ES" officeooo:rsid="000a337b" officeooo:paragraph-rsid="000a337b" style:font-size-asian="12pt" style:font-size-complex="12pt"/>
    </style:style>
    <style:style style:name="P3" style:family="paragraph" style:parent-style-name="Standard" style:list-style-name="L1">
      <style:text-properties style:font-name="Open Sans" fo:font-size="12pt" fo:language="es" fo:country="ES" officeooo:rsid="000a337b" officeooo:paragraph-rsid="000a337b" style:font-size-asian="12pt" style:font-size-complex="12pt"/>
    </style:style>
    <style:style style:name="P4" style:family="paragraph" style:parent-style-name="Standard" style:list-style-name="L2">
      <style:text-properties style:font-name="Open Sans" fo:font-size="12pt" fo:language="es" fo:country="ES" officeooo:rsid="000a337b" officeooo:paragraph-rsid="000a337b" style:font-size-asian="12pt" style:font-size-complex="12pt"/>
    </style:style>
    <style:style style:name="P5" style:family="paragraph" style:parent-style-name="Standard" style:list-style-name="L2">
      <style:text-properties style:font-name="Open Sans" fo:font-size="12pt" fo:language="es" fo:country="ES" officeooo:rsid="000b7cec" officeooo:paragraph-rsid="000b7cec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 - Introducción</text:p>
      <text:p text:style-name="P2"/>
      <text:p text:style-name="P2">Proyecto final de Metodología de la Investigación </text:p>
      <text:p text:style-name="P2"/>
      <text:list text:style-name="L1">
        <text:list-item>
          <text:p text:style-name="P3">Coloquio</text:p>
        </text:list-item>
      </text:list>
      <text:list text:style-name="L2">
        <text:list-item>
          <text:list>
            <text:list-item>
              <text:p text:style-name="P4">Una propuesta de este tipo es un documento que propone el desarrollo de un proyecto de investigación.</text:p>
            </text:list-item>
            <text:list-item>
              <text:p text:style-name="P4">Estas propuestas generalmente contienen los siguientes puntos:</text:p>
              <text:list>
                <text:list-item>
                  <text:p text:style-name="P4">Cuáles son las preguntas de investigación que serán analizadas.</text:p>
                </text:list-item>
                <text:list-item>
                  <text:p text:style-name="P4">Cual sera el costo en tiempo y fondos que serán requeridos.</text:p>
                </text:list-item>
                <text:list-item>
                  <text:p text:style-name="P4">Que investigaciones relacionadas han sido realizadas por el grupo de investigación y por otros grupos.</text:p>
                </text:list-item>
                <text:list-item>
                  <text:p text:style-name="P4">De que manera se evaluaran los resultados.</text:p>
                </text:list-item>
                <text:list-item>
                  <text:p text:style-name="P4">Cuales serán los beneficios esperados.</text:p>
                </text:list-item>
              </text:list>
            </text:list-item>
            <text:list-item>
              <text:p text:style-name="P4">Lo que sigue es una descripción reducida de lo que corresponde a una propuesta de investigación adaptándola al contexto de la materia.</text:p>
            </text:list-item>
            <text:list-item>
              <text:p text:style-name="P4">El objetivo de este texto es proporcionar una ayuda conceptual mínima del trabajo a realizar.</text:p>
            </text:list-item>
            <text:list-item>
              <text:p text:style-name="P4">El objetivo de este texto es proporcionar una ayuda conceptual mínima del trabajo a realizar.</text:p>
            </text:list-item>
          </text:list>
        </text:list-item>
        <text:list-item>
          <text:p text:style-name="P4">Introducción general (marco conceptual)</text:p>
          <text:list>
            <text:list-item>
              <text:p text:style-name="P4">Se presenta el área de trabajo de manera muy general.</text:p>
            </text:list-item>
            <text:list-item>
              <text:p text:style-name="P4">La razón para incluir esta introducción general es proporcionar un marco para que el que evaluá la propuesta se sitúe apropiadamente (y muchas veces para elegir los especialistas que lo evaluaran).</text:p>
            </text:list-item>
            <text:list-item>
              <text:p text:style-name="P4">Debería incluir una revisión bibliográfica general.</text:p>
            </text:list-item>
          </text:list>
        </text:list-item>
        <text:list-item>
          <text:p text:style-name="P4">Objetivos:</text:p>
          <text:list>
            <text:list-item>
              <text:p text:style-name="P4">Son el enunciado de los propósitos de la investigación e identifican claramente lo que se pretende lograr.</text:p>
            </text:list-item>
            <text:list-item>
              <text:p text:style-name="P4">Usualmente, se divide en dos:</text:p>
              <text:list>
                <text:list-item>
                  <text:p text:style-name="P4">El objetivo general que permite visualizar el propósito global.</text:p>
                </text:list-item>
                <text:list-item>
                  <text:p text:style-name="P4">Los objetivos específicos que se refieren a los posibles componentes que integraran la solución al objetivo general.</text:p>
                </text:list-item>
              </text:list>
            </text:list-item>
            <text:list-item>
              <text:p text:style-name="P4">Deben ser enunciados cortos, muy claros y precisos.</text:p>
            </text:list-item>
            <text:list-item>
              <text:p text:style-name="P4">Se utilizan para evaluar ahora y después.</text:p>
            </text:list-item>
          </text:list>
        </text:list-item>
        <text:list-item>
          <text:p text:style-name="P4">Justificación y significado de la investigación</text:p>
          <text:list>
            <text:list-item>
              <text:p text:style-name="P4">A partir del marco conceptual, consiste en motivar la importancia del problema, por qué se lo debería realizar, y como y a quien beneficia.</text:p>
            </text:list-item>
            <text:list-item>
              <text:p text:style-name="P4">Es importante incluir referencias bibliográficas a trabajos que están cercanos a la investigación propuesta.</text:p>
            </text:list-item>
          </text:list>
        </text:list-item>
        <text:list-item>
          <text:p text:style-name="P4"><text:s/>Hipótesis</text:p>
          <text:list>
            <text:list-item>
              <text:p text:style-name="P4"><text:soft-page-break/>Si se plantea una hipótesis de investigación, la misma debe ser clara y concisa.</text:p>
            </text:list-item>
            <text:list-item>
              <text:p text:style-name="P4">Debe respetar en la medida de lo posible las características de una buena hipótesis de Schick y Vaughn:</text:p>
              <text:list>
                <text:list-item>
                  <text:p text:style-name="P4">Testeabilidad: plausible de testeo.</text:p>
                </text:list-item>
                <text:list-item>
                  <text:p text:style-name="P4">Parsimonia: de acuerdo a la Navaja de Occam.</text:p>
                </text:list-item>
                <text:list-item>
                  <text:p text:style-name="P4">Alcance: la aparente aplicación de la hipótesis a múltiples casos de fenómenos actuales.</text:p>
                </text:list-item>
                <text:list-item>
                  <text:p text:style-name="P4">Fecundidad: la expectativa de que la hipótesis pueda explicar fenómenos en el futuro.</text:p>
                </text:list-item>
                <text:list-item>
                  <text:p text:style-name="P4">Conservatismo: el grado de conformidad con el conocimiento reconocido actualmente.</text:p>
                </text:list-item>
              </text:list>
            </text:list-item>
          </text:list>
        </text:list-item>
        <text:list-item>
          <text:p text:style-name="P4">Marco teórico y marco de referencia, metodologías</text:p>
          <text:list>
            <text:list-item>
              <text:p text:style-name="P5">Completa el material ya presentado en la introducción, los objetivos y la justificación.</text:p>
            </text:list-item>
            <text:list-item>
              <text:p text:style-name="P5">El marco teórico puede ser definido como el compendio de una serie de elementos conceptuales que sirven de base a la indagación por realizar.</text:p>
              <text:list>
                <text:list-item>
                  <text:p text:style-name="P5">Se establece lo que hace investigado otros autores y se incluyen citas de otros proyectos de investigación.</text:p>
                </text:list-item>
                <text:list-item>
                  <text:p text:style-name="P5">Como se desarrollara la investigación siguiendo el método científico según los recursos con que cuenta el investigador.</text:p>
                </text:list-item>
                <text:list-item>
                  <text:p text:style-name="P5">Incluye referencias bibliográficas precisas de las teorías involucradas.</text:p>
                </text:list-item>
              </text:list>
            </text:list-item>
          </text:list>
        </text:list-item>
        <text:list-item>
          <text:p text:style-name="P5">Bibliografía (Referencias)</text:p>
          <text:list>
            <text:list-item>
              <text:p text:style-name="P5">Toda la bibliografía mencionada durante la descripción de la propuesta ahora con todos los datos bibliográficos necesarios para ubicarla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09:21:00.277622284</meta:creation-date>
    <dc:date>2022-11-07T13:51:04.950413004</dc:date>
    <meta:editing-duration>PT31M22S</meta:editing-duration>
    <meta:editing-cycles>6</meta:editing-cycles>
    <meta:generator>LibreOffice/7.4.2.3$Linux_X86_64 LibreOffice_project/40$Build-3</meta:generator>
    <meta:document-statistic meta:table-count="0" meta:image-count="0" meta:object-count="0" meta:page-count="2" meta:paragraph-count="43" meta:word-count="523" meta:character-count="3226" meta:non-whitespace-character-count="2785"/>
  </office:meta>
</office:document-meta>
</file>